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able_20_Start_20_Date">
      <style:paragraph-properties fo:text-align="end" style:justify-single-word="false"/>
      <style:text-properties style:font-name="Gill Sans" officeooo:rsid="00d27b81" officeooo:paragraph-rsid="00d27b81"/>
    </style:style>
    <style:style style:name="P10" style:family="paragraph" style:parent-style-name="Table_20_Contents">
      <style:text-properties officeooo:paragraph-rsid="0081d9f9"/>
    </style:style>
    <style:style style:name="P11" style:family="paragraph" style:parent-style-name="Text_20_body">
      <style:text-properties officeooo:paragraph-rsid="00844c8f"/>
    </style:style>
    <style:style style:name="P12" style:family="paragraph" style:parent-style-name="Table_20_End_20_Date">
      <style:text-properties officeooo:rsid="00c93d61" officeooo:paragraph-rsid="00c93d61"/>
    </style:style>
    <style:style style:name="P13" style:family="paragraph" style:parent-style-name="Table_20_Subheading">
      <style:text-properties fo:font-style="normal" style:font-style-asian="normal" style:font-style-complex="normal"/>
    </style:style>
    <style:style style:name="P14" style:family="paragraph" style:parent-style-name="Table_20_Text">
      <style:text-properties fo:font-style="normal" officeooo:rsid="00d27b81" officeooo:paragraph-rsid="00d27b81" style:font-style-asian="normal" style:font-style-complex="normal"/>
    </style:style>
    <style:style style:name="P15" style:family="paragraph" style:parent-style-name="Table_20_Subheading">
      <style:text-properties fo:text-transform="uppercase" style:text-position="-3% 100%" style:font-name="Ringside Regular1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Table_20_Text">
      <style:text-properties style:font-name="Joanna Nova" fo:font-style="italic" officeooo:rsid="00cd5efe" officeooo:paragraph-rsid="00cd5efe" style:font-style-asian="italic" style:font-style-complex="italic"/>
    </style:style>
    <style:style style:name="P18" style:family="paragraph" style:parent-style-name="Table_20_End_20_Date">
      <style:text-properties officeooo:rsid="00d27b81" officeooo:paragraph-rsid="00d27b81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fo:font-size="20.3999996185303pt" officeooo:rsid="00da95e5" style:font-size-asian="20.3999996185303pt" style:font-size-complex="20.3999996185303pt"/>
    </style:style>
    <style:style style:name="T3" style:family="text">
      <style:text-properties style:text-position="-2% 100%" fo:font-size="14pt" officeooo:rsid="00da95e5" style:font-size-asian="14pt" style:font-size-complex="14pt"/>
    </style:style>
    <style:style style:name="T4" style:family="text">
      <style:text-properties style:font-name="Joanna Nova" officeooo:rsid="00844c8f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03b93"/>
    </style:style>
    <style:style style:name="T9" style:family="text">
      <style:text-properties style:font-name="Gill Sans" officeooo:rsid="00cd5efe"/>
    </style:style>
    <style:style style:name="T10" style:family="text">
      <style:text-properties officeooo:rsid="00cb68dd"/>
    </style:style>
    <style:style style:name="T11" style:family="text">
      <style:text-properties officeooo:rsid="00cccb11"/>
    </style:style>
    <style:style style:name="T12" style:family="text">
      <style:text-properties officeooo:rsid="00d3fe65"/>
    </style:style>
    <style:style style:name="T13" style:family="text">
      <style:text-properties officeooo:rsid="00d65807"/>
    </style:style>
    <style:style style:name="T14" style:family="text">
      <style:text-properties fo:font-variant="normal" fo:text-transform="none" officeooo:rsid="00da5997"/>
    </style:style>
    <style:style style:name="T15" style:family="text">
      <style:text-properties officeooo:rsid="00d87b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3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ince Q4 </text:p>
          </table:table-cell>
          <table:table-cell table:style-name="Table1.A1" office:value-type="string">
            <text:p text:style-name="P18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Instructional Designer<text:span text:style-name="T13"> &amp; Curriculum Manager</text:span><text:span text:style-name="T15">, Cnam-Enjmin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Table_20_Subheading"><text:span text:style-name="T14">for </text:span>Bachelor <text:span text:style-name="T12">in C</text:span><text:span text:style-name="T13">omputer Science</text:span> for Video Games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Certificate from Connie Malamed Master Class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  <table:table-row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9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7">Graphic Design Courses from EDAA through distance learning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Software Engineer<text:span text:style-name="T8">, Technical Trainer &amp; Project Manager</text:span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3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5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3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3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3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3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3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Video Games <text:span text:style-name="T4">&amp;</text:span> Interactive Media Master<text:span text:style-name="T10">'s</text:span> Degree from C<text:span text:style-name="T12">nam</text:span>-E<text:span text:style-name="T12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6">Software Engineer<text:span text:style-name="T11">ing</text:span> Master<text:span text:style-name="T10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17:37.920922133</dc:date>
    <meta:editing-duration>PT5H43M45S</meta:editing-duration>
    <meta:editing-cycles>171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47" meta:character-count="1072" meta:non-whitespace-character-count="973"/>
  </office:meta>
</office:document-meta>
</file>